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0571in" fo:margin-left="0.0807in" fo:margin-right="0.8839in" fo:line-height="98%"/>
      <style:text-properties style:font-name="Times" fo:font-size="18.0pt"/>
    </style:style>
    <style:style style:name="P2" style:family="paragraph" style:parent-style-name="Standard">
      <style:paragraph-properties fo:margin-top="0.0043in"/>
      <style:text-properties style:font-name="Times" fo:font-size="18.0pt"/>
    </style:style>
    <style:style style:name="P3" style:family="paragraph" style:parent-style-name="Standard">
      <style:paragraph-properties fo:margin-left="0.0807in"/>
      <style:text-properties style:font-name="Times" fo:font-size="10.0pt"/>
    </style:style>
    <style:style style:name="P4" style:family="paragraph" style:parent-style-name="Standard">
      <style:paragraph-properties fo:margin-top="0.0028in" fo:margin-left="0.5000in" fo:margin-right="0.6118in" fo:text-indent="-0.5000in" fo:line-height="98%">
        <style:tab-stops>
          <style:tab-stop style:position="0.1528in"/>
          <style:tab-stop style:position="0.5000in"/>
          <style:tab-stop style:position="0.5799in"/>
          <style:tab-stop style:position="0.5807in"/>
        </style:tab-stops>
      </style:paragraph-properties>
      <style:text-properties style:font-name="Times" fo:font-size="10.0pt"/>
    </style:style>
    <style:style style:name="P5" style:family="paragraph" style:parent-style-name="Standard">
      <style:paragraph-properties fo:margin-top="0.0020in" fo:margin-left="0.5000in" fo:text-indent="-0.5000in">
        <style:tab-stops>
          <style:tab-stop style:position="0.1528in"/>
          <style:tab-stop style:position="0.5000in"/>
          <style:tab-stop style:position="0.5799in"/>
          <style:tab-stop style:position="0.5807in"/>
        </style:tab-stops>
      </style:paragraph-properties>
      <style:text-properties style:font-name="Times" fo:font-size="10.0pt"/>
    </style:style>
    <style:style style:name="P6" style:family="paragraph" style:parent-style-name="Standard">
      <style:paragraph-properties fo:margin-top="0.0008in"/>
      <style:text-properties style:font-name="Times" fo:font-size="10.0pt"/>
    </style:style>
    <style:style style:name="P7" style:family="paragraph" style:parent-style-name="Standard">
      <style:paragraph-properties fo:margin-left="0.0807in" fo:margin-right="1.6283in"/>
      <style:text-properties style:font-name="Times" fo:font-size="10.0pt"/>
    </style:style>
    <style:style style:name="P8" style:family="paragraph" style:parent-style-name="Standard">
      <style:paragraph-properties fo:margin-top="0.0016in"/>
      <style:text-properties style:font-name="Times" fo:font-size="10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5807in"/>
        </style:tab-stops>
      </style:paragraph-properties>
      <style:text-properties style:font-name="Times" fo:font-size="11.0pt"/>
    </style:style>
    <style:style style:name="P10" style:family="paragraph" style:parent-style-name="Standard">
      <style:text-properties style:font-name="Times" fo:font-size="11.0pt"/>
    </style:style>
    <style:style style:name="P11" style:family="paragraph" style:parent-style-name="Standard">
      <style:paragraph-properties fo:margin-top="0.0008in" fo:margin-left="0.0807in"/>
      <style:text-properties style:font-name="Times" fo:font-size="11.0pt"/>
    </style:style>
    <style:style style:name="P12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  <style:tab-stop style:position="1.0807in"/>
        </style:tab-stops>
      </style:paragraph-properties>
      <style:text-properties style:font-name="Times" fo:font-size="11.0pt"/>
    </style:style>
    <style:style style:name="P13" style:family="paragraph" style:parent-style-name="Standard">
      <style:paragraph-properties fo:margin-top="0.0056in"/>
      <style:text-properties style:font-name="Times" fo:font-size="10.5pt"/>
    </style:style>
    <style:style style:name="P1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/>
    </style:style>
    <style:style style:name="P15" style:family="paragraph" style:parent-style-name="Standard">
      <style:paragraph-properties fo:margin-top="0.1272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/>
    </style:style>
    <style:style style:name="P16" style:family="paragraph" style:parent-style-name="Standard">
      <style:paragraph-properties fo:margin-top="0.126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/>
    </style:style>
    <style:style style:name="P17" style:family="paragraph" style:parent-style-name="Standard">
      <style:paragraph-properties fo:margin-top="0.1236in" fo:margin-left="1.0000in" fo:text-indent="-1.0000in">
        <style:tab-stops>
          <style:tab-stop style:position="0.6528in"/>
          <style:tab-stop style:position="1.0000in"/>
          <style:tab-stop style:position="1.0807in"/>
        </style:tab-stops>
      </style:paragraph-properties>
      <style:text-properties style:font-name="Times" fo:font-size="11.0pt"/>
    </style:style>
    <style:style style:name="P18" style:family="paragraph" style:parent-style-name="Standard">
      <style:paragraph-properties fo:margin-top="0.0047in"/>
      <style:text-properties style:font-name="Times" fo:font-size="17.0pt"/>
    </style:style>
    <style:style style:name="P19" style:family="paragraph" style:parent-style-name="Standard">
      <style:paragraph-properties fo:margin-top="0.0008in" fo:margin-left="0.5000in" fo:text-indent="-0.5000in">
        <style:tab-stops>
          <style:tab-stop style:position="0.1528in"/>
          <style:tab-stop style:position="0.5000in"/>
          <style:tab-stop style:position="0.5807in"/>
        </style:tab-stops>
      </style:paragraph-properties>
      <style:text-properties style:font-name="Times" fo:font-size="11.0pt"/>
    </style:style>
    <style:style style:name="P20" style:family="paragraph" style:parent-style-name="Standard">
      <style:paragraph-properties fo:margin-top="0.0056in"/>
      <style:text-properties style:font-name="Times" fo:font-size="17.0pt"/>
    </style:style>
    <style:style style:name="P21" style:family="paragraph" style:parent-style-name="Standard">
      <style:paragraph-properties fo:margin-top="0.0008in"/>
      <style:text-properties style:font-name="Times" fo:font-size="9.0pt"/>
    </style:style>
    <style:style style:name="P22" style:family="paragraph" style:parent-style-name="Standard">
      <style:paragraph-properties fo:margin-top="0.0008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0.0pt"/>
    </style:style>
    <style:style style:name="P23" style:family="paragraph" style:parent-style-name="Standard">
      <style:paragraph-properties fo:margin-left="1.0000in" fo:text-indent="-1.0000in" fo:line-height="0.1681in">
        <style:tab-stops>
          <style:tab-stop style:position="0.6528in"/>
          <style:tab-stop style:position="1.0000in"/>
        </style:tab-stops>
      </style:paragraph-properties>
      <style:text-properties style:font-name="Times" fo:font-size="9.0pt"/>
    </style:style>
    <style:style style:name="P24" style:family="paragraph" style:parent-style-name="Standard">
      <style:paragraph-properties fo:margin-left="1.0000in" fo:text-indent="-1.0000in" fo:line-height="0.1681in">
        <style:tab-stops>
          <style:tab-stop style:position="0.6528in"/>
          <style:tab-stop style:position="1.0000in"/>
        </style:tab-stops>
      </style:paragraph-properties>
      <style:text-properties style:font-name="Times" fo:font-size="10.0pt"/>
    </style:style>
    <style:style style:name="P25" style:family="paragraph" style:parent-style-name="Standard">
      <style:paragraph-properties fo:margin-top="0.0063in"/>
      <style:text-properties style:font-name="Times" fo:font-size="9.5pt"/>
    </style:style>
    <style:style style:name="P26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0.0pt"/>
    </style:style>
    <style:style style:name="P27" style:family="paragraph" style:parent-style-name="Standard">
      <style:paragraph-properties fo:margin-top="0.0008in" fo:margin-left="1.0000in" fo:text-indent="-1.0000in" fo:line-height="0.1681in">
        <style:tab-stops>
          <style:tab-stop style:position="0.6528in"/>
          <style:tab-stop style:position="1.0000in"/>
        </style:tab-stops>
      </style:paragraph-properties>
      <style:text-properties style:font-name="Times" fo:font-size="9.0pt"/>
    </style:style>
    <style:style style:name="P28" style:family="paragraph" style:parent-style-name="Standard">
      <style:paragraph-properties fo:margin-left="1.0000in" fo:text-indent="-1.0000in" fo:line-height="0.1654in">
        <style:tab-stops>
          <style:tab-stop style:position="0.6528in"/>
          <style:tab-stop style:position="1.0000in"/>
        </style:tab-stops>
      </style:paragraph-properties>
      <style:text-properties style:font-name="Times" fo:font-size="9.0pt"/>
    </style:style>
    <style:style style:name="P29" style:family="paragraph" style:parent-style-name="Standard">
      <style:paragraph-properties fo:margin-left="1.5000in" fo:text-indent="-1.5000in" fo:line-height="0.1689in">
        <style:tab-stops>
          <style:tab-stop style:position="1.1528in"/>
          <style:tab-stop style:position="1.5000in"/>
        </style:tab-stops>
      </style:paragraph-properties>
      <style:text-properties style:font-name="Times" fo:font-size="10.0pt"/>
    </style:style>
    <style:style style:name="P30" style:family="paragraph" style:parent-style-name="Standard">
      <style:paragraph-properties fo:margin-left="1.5000in" fo:text-indent="-1.5000in" fo:line-height="0.1701in">
        <style:tab-stops>
          <style:tab-stop style:position="1.1528in"/>
          <style:tab-stop style:position="1.5000in"/>
        </style:tab-stops>
      </style:paragraph-properties>
      <style:text-properties style:font-name="Times" fo:font-size="10.0pt"/>
    </style:style>
    <style:style style:name="P31" style:family="paragraph" style:parent-style-name="Standard">
      <style:paragraph-properties fo:margin-left="1.5000in" fo:text-indent="-1.5000in" fo:line-height="0.1720in">
        <style:tab-stops>
          <style:tab-stop style:position="1.1528in"/>
          <style:tab-stop style:position="1.5000in"/>
        </style:tab-stops>
      </style:paragraph-properties>
      <style:text-properties style:font-name="Times" fo:font-size="10.0pt"/>
    </style:style>
    <style:style style:name="P32" style:family="paragraph" style:parent-style-name="Standard">
      <style:paragraph-properties fo:margin-top="0.0535in" fo:margin-left="1.5000in" fo:text-indent="-1.5000in" fo:line-height="0.1720in">
        <style:tab-stops>
          <style:tab-stop style:position="1.1528in"/>
          <style:tab-stop style:position="1.5000in"/>
        </style:tab-stops>
      </style:paragraph-properties>
      <style:text-properties style:font-name="Times" fo:font-size="10.0pt"/>
    </style:style>
    <style:style style:name="P33" style:family="paragraph" style:parent-style-name="Standard">
      <style:paragraph-properties fo:margin-left="1.5000in" fo:text-indent="-1.5000in" fo:line-height="0.1681in">
        <style:tab-stops>
          <style:tab-stop style:position="1.1528in"/>
          <style:tab-stop style:position="1.5000in"/>
        </style:tab-stops>
      </style:paragraph-properties>
      <style:text-properties style:font-name="Times" fo:font-size="10.0pt"/>
    </style:style>
    <style:style style:name="P34" style:family="paragraph" style:parent-style-name="Standard">
      <style:paragraph-properties fo:margin-top="0.0016in"/>
      <style:text-properties style:font-name="Times" fo:font-size="9.5pt"/>
    </style:style>
    <style:style style:name="P35" style:family="paragraph" style:parent-style-name="Standard">
      <style:paragraph-properties fo:margin-top="0.0008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/>
    </style:style>
    <style:style style:name="P36" style:family="paragraph" style:parent-style-name="Standard">
      <style:paragraph-properties fo:margin-top="0.0056in"/>
      <style:text-properties style:font-name="Times" fo:font-size="9.5pt"/>
    </style:style>
    <style:style style:name="P37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9.0pt"/>
    </style:style>
    <style:style style:name="P38" style:family="paragraph" style:parent-style-name="Standard">
      <style:paragraph-properties fo:margin-top="0.0008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9.0pt"/>
    </style:style>
    <style:style style:name="P39" style:family="paragraph" style:parent-style-name="Standard">
      <style:paragraph-properties fo:margin-top="0.0008in" fo:margin-left="1.0000in" fo:text-indent="-1.0000in" fo:line-height="0.1681in">
        <style:tab-stops>
          <style:tab-stop style:position="0.6528in"/>
          <style:tab-stop style:position="1.0000in"/>
        </style:tab-stops>
      </style:paragraph-properties>
      <style:text-properties style:font-name="Times" fo:font-size="10.0pt"/>
    </style:style>
    <style:style style:name="P40" style:family="paragraph" style:parent-style-name="Standard">
      <style:paragraph-properties fo:margin-left="1.0000in" fo:text-indent="-1.0000in" fo:line-height="0.1665in">
        <style:tab-stops>
          <style:tab-stop style:position="0.6528in"/>
          <style:tab-stop style:position="1.0000in"/>
        </style:tab-stops>
      </style:paragraph-properties>
      <style:text-properties style:font-name="Times" fo:font-size="9.0pt"/>
    </style:style>
    <style:style style:name="P41" style:family="paragraph" style:parent-style-name="Standard">
      <style:paragraph-properties fo:margin-left="1.0000in" fo:margin-right="4.7583in" fo:text-align="end" fo:text-indent="-1.0000in" fo:line-height="0.1665in">
        <style:tab-stops>
          <style:tab-stop style:position="0.6528in"/>
          <style:tab-stop style:position="1.0000in"/>
        </style:tab-stops>
      </style:paragraph-properties>
      <style:text-properties style:font-name="Times" fo:font-size="9.0pt"/>
    </style:style>
    <style:style style:name="P42" style:family="paragraph" style:parent-style-name="Standard">
      <style:paragraph-properties fo:margin-left="1.5000in" fo:margin-right="4.7638in" fo:text-align="end" fo:text-indent="-1.5000in" fo:line-height="0.1708in">
        <style:tab-stops>
          <style:tab-stop style:position="1.1528in"/>
          <style:tab-stop style:position="1.5000in"/>
        </style:tab-stops>
      </style:paragraph-properties>
      <style:text-properties style:font-name="Times" fo:font-size="10.0pt"/>
    </style:style>
    <style:style style:name="P43" style:family="paragraph" style:parent-style-name="Standard">
      <style:paragraph-properties fo:margin-top="0.0535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/>
    </style:style>
    <style:style style:name="P44" style:family="paragraph" style:parent-style-name="Standard">
      <style:paragraph-properties fo:margin-top="0.0028in"/>
      <style:text-properties style:font-name="Times" fo:font-size="9.5pt"/>
    </style:style>
    <style:style style:name="P45" style:family="paragraph" style:parent-style-name="Standard">
      <style:text-properties style:font-name="Times" fo:font-size="12.0pt"/>
    </style:style>
    <style:style style:name="P46" style:family="paragraph" style:parent-style-name="Standard">
      <style:paragraph-properties fo:margin-top="0.130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/>
    </style:style>
    <style:style style:name="P47" style:family="paragraph" style:parent-style-name="Standard">
      <style:paragraph-properties fo:margin-left="0.0807in" fo:margin-right="0.0780in" fo:line-height="106%"/>
      <style:text-properties style:font-name="Times" fo:font-size="11.0pt"/>
    </style:style>
    <style:style style:name="P48" style:family="paragraph" style:parent-style-name="Standard">
      <style:paragraph-properties fo:margin-top="0.1138in" fo:margin-left="0.0807in"/>
      <style:text-properties style:font-name="Times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-0.0189in"/>
    </style:style>
    <style:style style:name="T3" style:family="text">
      <style:text-properties fo:letter-spacing="-0.0043in"/>
    </style:style>
    <style:style style:name="T4" style:family="text">
      <style:text-properties fo:letter-spacing="-0.0071in"/>
    </style:style>
    <style:style style:name="T5" style:family="text">
      <style:text-properties style:text-underline-style="solid" style:text-underline-color="#0563c1" fo:color="#0563c1"/>
    </style:style>
    <style:style style:name="T6" style:family="text">
      <style:text-properties fo:font-weight="bold" fo:font-weight-asian="bold" fo:font-weight-complex="bold" fo:letter-spacing="-0.0028in"/>
    </style:style>
    <style:style style:name="T7" style:family="text">
      <style:text-properties fo:font-weight="bold" fo:font-weight-asian="bold" fo:font-weight-complex="bold" fo:letter-spacing="-0.0016in"/>
    </style:style>
    <style:style style:name="T8" style:family="text">
      <style:text-properties fo:font-size="11.0pt" fo:font-size-asian="11.0pt" fo:font-size-complex="11.0pt"/>
    </style:style>
    <style:style style:name="T9" style:family="text">
      <style:text-properties fo:font-size="11.0pt" fo:font-size-asian="11.0pt" fo:font-size-complex="11.0pt" fo:letter-spacing="-0.0043in"/>
    </style:style>
    <style:style style:name="T10" style:family="text">
      <style:text-properties fo:font-size="11.0pt" fo:font-size-asian="11.0pt" fo:font-size-complex="11.0pt" fo:font-weight="bold" fo:font-weight-asian="bold" fo:font-weight-complex="bold"/>
    </style:style>
    <style:style style:name="T11" style:family="text">
      <style:text-properties fo:font-size="10.0pt" fo:font-size-asian="10.0pt" fo:font-size-complex="10.0pt" fo:font-weight="bold" fo:font-weight-asian="bold" fo:font-weight-complex="bold"/>
    </style:style>
    <style:style style:name="T12" style:family="text">
      <style:text-properties fo:font-size="10.0pt" fo:font-size-asian="10.0pt" fo:font-size-complex="10.0pt"/>
    </style:style>
    <style:style style:name="T13" style:family="text">
      <style:text-properties fo:letter-spacing="-0.0138in"/>
    </style:style>
    <style:style style:name="T14" style:family="text">
      <style:text-properties fo:letter-spacing="-0.0028in"/>
    </style:style>
    <style:style style:name="T15" style:family="text">
      <style:text-properties fo:font-size="11.0pt" fo:font-size-asian="11.0pt" fo:font-size-complex="11.0pt" fo:letter-spacing="-0.0110in"/>
    </style:style>
    <style:style style:name="T16" style:family="text">
      <style:text-properties fo:font-size="11.0pt" fo:font-size-asian="11.0pt" fo:font-size-complex="11.0pt" fo:letter-spacing="-0.0071in"/>
    </style:style>
    <style:style style:name="T17" style:family="text">
      <style:text-properties fo:font-weight="bold" fo:font-weight-asian="bold" fo:font-weight-complex="bold" fo:letter-spacing="-0.0035in"/>
    </style:style>
    <style:style style:name="T18" style:family="text">
      <style:text-properties fo:font-size="9.0pt" fo:font-size-asian="9.0pt" fo:font-size-complex="9.0pt"/>
    </style:style>
    <style:style style:name="T19" style:family="text">
      <style:text-properties fo:font-size="9.0pt" fo:font-size-asian="9.0pt" fo:font-size-complex="9.0pt" style:text-underline-style="solid"/>
    </style:style>
    <style:style style:name="T20" style:family="text">
      <style:text-properties fo:letter-spacing="-0.0217in"/>
    </style:style>
    <style:style style:name="T21" style:family="text">
      <style:text-properties fo:font-weight="bold" fo:font-weight-asian="bold" fo:font-weight-complex="bold" fo:letter-spacing="-0.0020in"/>
    </style:style>
    <style:style style:name="T22" style:family="text">
      <style:text-properties fo:font-style="italic" fo:font-style-asian="italic" fo:font-style-complex="italic"/>
    </style:style>
    <style:style style:name="T23" style:family="text">
      <style:text-properties fo:font-style="italic" fo:font-style-asian="italic" fo:font-style-complex="italic" fo:letter-spacing="-0.0035in"/>
    </style:style>
    <style:style style:name="T24" style:family="text">
      <style:text-properties fo:font-weight="bold" fo:font-weight-asian="bold" fo:font-weight-complex="bold" fo:letter-spacing="-0.0008in"/>
    </style:style>
    <style:style style:name="T25" style:family="text">
      <style:text-properties fo:letter-spacing="-0.0146in"/>
    </style:style>
    <style:style style:name="T26" style:family="text">
      <style:text-properties fo:font-weight="bold" fo:font-weight-asian="bold" fo:font-weight-complex="bold" fo:letter-spacing="-0.0063in"/>
    </style:style>
    <style:style style:name="T27" style:family="text">
      <style:text-properties style:text-underline-style="solid"/>
    </style:style>
    <style:style style:name="T28" style:family="text">
      <style:text-properties style:text-underline-style="solid" fo:letter-spacing="-0.0063in"/>
    </style:style>
    <style:style style:name="T29" style:family="text">
      <style:text-properties fo:font-style="italic" fo:font-style-asian="italic" fo:font-style-complex="italic" fo:letter-spacing="-0.0020in"/>
    </style:style>
    <style:style style:name="T30" style:family="text">
      <style:text-properties fo:font-style="italic" fo:font-style-asian="italic" fo:font-style-complex="italic" fo:letter-spacing="-0.0028in"/>
    </style:style>
    <style:style style:name="T31" style:family="text">
      <style:text-properties fo:font-style="italic" fo:font-style-asian="italic" fo:font-style-complex="italic" fo:letter-spacing="-0.0056in"/>
    </style:style>
    <style:style style:name="T32" style:family="text">
      <style:text-properties fo:font-style="italic" fo:font-style-asian="italic" fo:font-style-complex="italic" fo:letter-spacing="-0.0016in"/>
    </style:style>
    <style:style style:name="T33" style:family="text">
      <style:text-properties fo:font-style="italic" fo:font-style-asian="italic" fo:font-style-complex="italic" fo:letter-spacing="-0.0071in"/>
    </style:style>
    <style:style style:name="T34" style:family="text">
      <style:text-properties fo:font-style="italic" fo:font-style-asian="italic" fo:font-style-complex="italic" fo:letter-spacing="-0.0043in"/>
    </style:style>
    <style:style style:name="T35" style:family="text">
      <style:text-properties fo:font-style="italic" fo:font-style-asian="italic" fo:font-style-complex="italic" fo:letter-spacing="-0.0047in"/>
    </style:style>
    <style:style style:name="T36" style:family="text">
      <style:text-properties fo:font-weight="bold" fo:font-weight-asian="bold" fo:font-weight-complex="bold" fo:letter-spacing="-0.0043in"/>
    </style:style>
    <style:style style:name="T37" style:family="text">
      <style:text-properties fo:font-size="9.0pt" fo:font-size-asian="9.0pt" fo:font-size-complex="9.0pt" fo:font-weight="bold" fo:font-weight-asian="bold" fo:font-weight-complex="bold"/>
    </style:style>
    <style:style style:name="T38" style:family="text">
      <style:text-properties fo:letter-spacing="-0.0063in"/>
    </style:style>
    <style:style style:name="T39" style:family="text">
      <style:text-properties fo:letter-spacing="-0.0102in"/>
    </style:style>
    <style:style style:name="T40" style:family="text">
      <style:text-properties fo:font-style="italic" fo:font-style-asian="italic" fo:font-style-complex="italic" fo:letter-spacing="0.0008in"/>
    </style:style>
    <style:style style:name="T41" style:family="text">
      <style:text-properties fo:letter-spacing="-0.0035in"/>
    </style:style>
    <style:style style:name="T42" style:family="text">
      <style:text-properties fo:letter-spacing="-0.0020in"/>
    </style:style>
    <style:style style:name="T43" style:family="text">
      <style:text-properties fo:letter-spacing="-0.0047in"/>
    </style:style>
    <style:style style:name="T44" style:family="text">
      <style:text-properties fo:font-weight="bold" fo:font-weight-asian="bold" fo:font-weight-complex="bold" fo:letter-spacing="-0.0047in"/>
    </style:style>
    <style:style style:name="T45" style:family="text">
      <style:text-properties fo:letter-spacing="-0.0201in"/>
    </style:style>
    <style:style style:name="T46" style:family="text">
      <style:text-properties fo:font-style="italic" fo:font-style-asian="italic" fo:font-style-complex="italic" fo:letter-spacing="-0.0008in"/>
    </style:style>
    <style:style style:name="T47" style:family="text">
      <style:text-properties fo:letter-spacing="-0.0056in"/>
    </style:style>
    <style:style style:name="T48" style:family="text">
      <style:text-properties fo:font-size="10.0pt" fo:font-size-asian="10.0pt" fo:font-size-complex="10.0pt" style:text-underline-style="solid" style:text-underline-color="#0563c1" fo:color="#0563c1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</text:list-style>
    <text:list-style style:name="L2">
      <text:list-level-style-number text:level="1" style:num-format="1">
        <style:list-level-properties text:space-before="0.25in" text:min-label-width="0.25in"/>
      </text:list-level-style-number>
    </text:list-style>
    <text:list-style style:name="L3">
      <text:list-level-style-number text:level="1" style:num-format="1">
        <style:list-level-properties text:space-before="0.25in" text:min-label-width="0.25in"/>
      </text:list-level-style-number>
      <text:list-level-style-number text:level="2" style:num-format="a" text:display-levels="2">
        <style:list-level-properties text:space-before="0.50in" text:min-label-width="0.25in"/>
      </text:list-level-style-number>
    </text:list-style>
    <text:list-style style:name="L4">
      <text:list-level-style-bullet text:level="1" text:bullet-char="•">
        <style:list-level-properties text:space-before="0.25in" text:min-label-width="0.25in"/>
      </text:list-level-style-bullet>
    </text:list-style>
    <text:list-style style:name="L5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  <text:list-style style:name="L6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  <text:list-level-style-bullet text:level="3" text:bullet-char="o">
        <style:list-level-properties text:space-before="0.75in" text:min-label-width="0.25in"/>
      </text:list-level-style-bullet>
    </text:list-style>
  </office:automatic-styles>
  <office:body>
    <office:text>
      <text:p text:style-name="P1"><text:span text:style-name="T1">Format d’import des mesures dans eMJPM pour les mandataires et les préposés d’établissement</text:span></text:p>
      <text:p text:style-name="P2"/>
      <text:p text:style-name="P3">Ce document est à destination :</text:p>
      <text:list text:style-name="L1">
        <text:list-item>
          <text:p text:style-name="P4">des éditeurs de logiciels qui souhaitent proposer à leurs utilisateurs un export des<text:span text:style-name="T2"><text:s/></text:span>données compatibles avec le format d’import<text:span text:style-name="T3"><text:s/></text:span>d’eMJPM.</text:p>
        </text:list-item>
        <text:list-item>
          <text:p text:style-name="P5">des utilisateurs d’eMJPM qui souhaitent importer leurs<text:span text:style-name="T4"><text:s/></text:span>mesures</text:p>
        </text:list-item>
      </text:list>
      <text:p text:style-name="P6"/>
      <text:p text:style-name="P7">Si vous avez la moindre difficulté vous pouvez nous contacter à l’adresse suivante <text:a xlink:type="simple" xlink:href="mailto:support.emjpm@fabrique.social.gouv.fr"><text:span text:style-name="T5">support.emjpm@fabrique.social.gouv.fr</text:span></text:a></text:p>
      <text:p text:style-name="P8"/>
      <text:list text:style-name="L2">
        <text:list-item>
          <text:p text:style-name="P9"><text:span text:style-name="T1">Format de fichier</text:span><text:span text:style-name="T6"><text:s/></text:span><text:span text:style-name="T1">accepté</text:span></text:p>
        </text:list-item>
      </text:list>
      <text:p text:style-name="P10"/>
      <text:p text:style-name="P11">Vous avez la possibilité d’utiliser deux formats pour le fichier d’import.</text:p>
      <text:p text:style-name="P10"/>
      <text:list text:style-name="L3">
        <text:list-item>
          <text:list>
            <text:list-item>
              <text:p text:style-name="P12"><text:span text:style-name="T1">Format</text:span><text:span text:style-name="T7"><text:s/></text:span><text:span text:style-name="T1">CSV</text:span></text:p>
            </text:list-item>
          </text:list>
        </text:list-item>
      </text:list>
      <text:p text:style-name="P13"/>
      <text:list text:style-name="L4">
        <text:list-item>
          <text:p text:style-name="P14"><text:span text:style-name="T1">format du fichier </text:span>: <text:span text:style-name="T8">fichier</text:span><text:span text:style-name="T9"><text:s/></text:span><text:span text:style-name="T10">csv</text:span></text:p>
        </text:list-item>
        <text:list-item>
          <text:p text:style-name="P15"><text:span text:style-name="T1">extensions acceptées: </text:span><text:span text:style-name="T8">.txt, .csv</text:span></text:p>
        </text:list-item>
        <text:list-item>
          <text:p text:style-name="P16"><text:span text:style-name="T11">caractère de séparation </text:span><text:span text:style-name="T12">: une </text:span>tabulation ‘\t’ ou un point virgule ‘<text:span text:style-name="T13"><text:s/></text:span>;’</text:p>
        </text:list-item>
        <text:list-item>
          <text:p text:style-name="P15"><text:span text:style-name="T1">codage de caractère</text:span>:<text:span text:style-name="T14"><text:s/></text:span><text:span text:style-name="T8">UTF-8</text:span></text:p>
        </text:list-item>
      </text:list>
      <text:list text:style-name="L3">
        <text:list-item>
          <text:list>
            <text:list-item>
              <text:p text:style-name="P17"><text:span text:style-name="T1">Format</text:span><text:span text:style-name="T7"><text:s/></text:span><text:span text:style-name="T1">Excel</text:span></text:p>
            </text:list-item>
          </text:list>
        </text:list-item>
      </text:list>
      <text:p text:style-name="P10"/>
      <text:list text:style-name="L4">
        <text:list-item>
          <text:p text:style-name="P14"><text:span text:style-name="T1">format du fichier </text:span>: <text:span text:style-name="T8">fichier</text:span><text:span text:style-name="T15"><text:s/></text:span><text:span text:style-name="T10">excel</text:span></text:p>
        </text:list-item>
        <text:list-item>
          <text:p text:style-name="P15"><text:span text:style-name="T1">extensions acceptées: </text:span><text:span text:style-name="T8">.xls,</text:span><text:span text:style-name="T16"><text:s/></text:span><text:span text:style-name="T8">.xlsx</text:span></text:p>
        </text:list-item>
      </text:list>
      <text:p text:style-name="P18"/>
      <text:list text:style-name="L2">
        <text:list-item>
          <text:p text:style-name="P19"><text:span text:style-name="T1">Règles et formats des</text:span><text:span text:style-name="T17"><text:s/></text:span><text:span text:style-name="T1">colonnes</text:span></text:p>
        </text:list-item>
      </text:list>
      <text:p text:style-name="P10"/>
      <text:p text:style-name="P3">Le fichier doit respecter le nom et l’ordre des colonnes décrit dans le paragraphe suivant</text:p>
      <text:p text:style-name="P20"/>
      <text:list text:style-name="L4">
        <text:list-item>
          <text:p text:style-name="P14"><text:span text:style-name="T1">date_nomination</text:span><text:span text:style-name="T18">:</text:span></text:p>
        </text:list-item>
      </text:list>
      <text:p text:style-name="P21"/>
      <text:list text:style-name="L5">
        <text:list-item>
          <text:list>
            <text:list-item>
              <text:p text:style-name="P22"><text:span text:style-name="T18"/><text:span text:style-name="T19">Définition</text:span><text:span text:style-name="T18">: </text:span>date de décision de l’attribution de la mesure ou date à laquelle la mesure a été<text:span text:style-name="T20"><text:s/></text:span>attribuée.</text:p>
            </text:list-item>
            <text:list-item>
              <text:p text:style-name="P23"><text:span text:style-name="T1">Donnée</text:span><text:span text:style-name="T21"><text:s/></text:span><text:span text:style-name="T1">obligatoire</text:span></text:p>
            </text:list-item>
            <text:list-item>
              <text:p text:style-name="P24"><text:span text:style-name="T18"/><text:span text:style-name="T19">Format:</text:span><text:span text:style-name="T18"><text:s/></text:span>date sous la forme JJ/MM/AAAA (<text:span text:style-name="T22">Exemple :</text:span><text:span text:style-name="T23"><text:s/></text:span><text:span text:style-name="T22">28/11/2010)</text:span></text:p>
            </text:list-item>
          </text:list>
        </text:list-item>
      </text:list>
      <text:p text:style-name="P25"/>
      <text:list text:style-name="L4">
        <text:list-item>
          <text:p text:style-name="P14"><text:span text:style-name="T1">type</text:span><text:span text:style-name="T24"><text:s/></text:span><text:span text:style-name="T1">:</text:span></text:p>
        </text:list-item>
      </text:list>
      <text:p text:style-name="P6"/>
      <text:list text:style-name="L6">
        <text:list-item>
          <text:list>
            <text:list-item>
              <text:p text:style-name="P26"><text:span text:style-name="T18"/><text:span text:style-name="T19">Définition</text:span><text:span text:style-name="T18">: </text:span>type de mesure. Doit être au format texte et parmi une des propositions<text:span text:style-name="T25"><text:s/></text:span>suivantes</text:p>
            </text:list-item>
            <text:list-item>
              <text:p text:style-name="P27"><text:span text:style-name="T1">Donnée</text:span><text:span text:style-name="T26"><text:s/></text:span><text:span text:style-name="T1">obligatoire</text:span></text:p>
            </text:list-item>
            <text:list-item>
              <text:p text:style-name="P28"><text:span text:style-name="T27">Valeurs acceptées</text:span><text:span text:style-name="T28"><text:s/></text:span><text:span text:style-name="T27">:</text:span></text:p>
              <text:list>
                <text:list-item>
                  <text:p text:style-name="P29"><text:span text:style-name="T22">curatelle, curatelle</text:span><text:span text:style-name="T29"><text:s/></text:span><text:span text:style-name="T22">renforcée</text:span></text:p>
                </text:list-item>
                <text:list-item>
                  <text:p text:style-name="P30"><text:span text:style-name="T22">curatelle renforcée à la</text:span><text:span text:style-name="T23"><text:s/></text:span><text:span text:style-name="T22">personne</text:span></text:p>
                </text:list-item>
                <text:list-item>
                  <text:p text:style-name="P30"><text:span text:style-name="T22">curatelle renforcée aux</text:span><text:span text:style-name="T30"><text:s/></text:span><text:span text:style-name="T22">biens</text:span></text:p>
                </text:list-item>
                <text:list-item>
                  <text:p text:style-name="P30"><text:span text:style-name="T22">curatelle renforcée aux biens et à la</text:span><text:span text:style-name="T31"><text:s/></text:span><text:span text:style-name="T22">personne</text:span></text:p>
                </text:list-item>
                <text:list-item>
                  <text:p text:style-name="P30"><text:span text:style-name="T22">curatelle</text:span><text:span text:style-name="T32"><text:s/></text:span><text:span text:style-name="T22">simple</text:span></text:p>
                </text:list-item>
                <text:list-item>
                  <text:p text:style-name="P30"><text:span text:style-name="T22">curatelle simple à la</text:span><text:span text:style-name="T23"><text:s/></text:span><text:span text:style-name="T22">personne</text:span></text:p>
                </text:list-item>
                <text:list-item>
                  <text:p text:style-name="P31"><text:span text:style-name="T22">curatelle simple aux</text:span><text:span text:style-name="T30"><text:s/></text:span><text:span text:style-name="T22">biens</text:span>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32"><text:span text:style-name="T22">curatelle simple aux biens et à la</text:span><text:span text:style-name="T33"><text:s/></text:span><text:span text:style-name="T22">personne</text:span></text:p>
                </text:list-item>
                <text:list-item>
                  <text:p text:style-name="P30"><text:span text:style-name="T22">maj</text:span></text:p>
                </text:list-item>
                <text:list-item>
                  <text:p text:style-name="P30"><text:span text:style-name="T22">mandat de protection</text:span><text:span text:style-name="T30"><text:s/></text:span><text:span text:style-name="T22">future</text:span></text:p>
                </text:list-item>
                <text:list-item>
                  <text:p text:style-name="P30"><text:span text:style-name="T22">mesure ad</text:span><text:span text:style-name="T29"><text:s/></text:span><text:span text:style-name="T22">hoc</text:span></text:p>
                </text:list-item>
                <text:list-item>
                  <text:p text:style-name="P33"><text:span text:style-name="T22">sauvegarde de</text:span><text:span text:style-name="T29"><text:s/></text:span><text:span text:style-name="T22">justice</text:span></text:p>
                </text:list-item>
                <text:list-item>
                  <text:p text:style-name="P33"><text:span text:style-name="T22">sauvegarde de justice avec mandat</text:span><text:span text:style-name="T34"><text:s/></text:span><text:span text:style-name="T22">spécial</text:span></text:p>
                </text:list-item>
                <text:list-item>
                  <text:p text:style-name="P30"><text:span text:style-name="T22">subrogé</text:span><text:span text:style-name="T32"><text:s/></text:span><text:span text:style-name="T22">curateur</text:span></text:p>
                </text:list-item>
                <text:list-item>
                  <text:p text:style-name="P30"><text:span text:style-name="T22">subrogé</text:span><text:span text:style-name="T32"><text:s/></text:span><text:span text:style-name="T22">tuteur</text:span></text:p>
                </text:list-item>
                <text:list-item>
                  <text:p text:style-name="P30"><text:span text:style-name="T22">tutelle</text:span></text:p>
                </text:list-item>
                <text:list-item>
                  <text:p text:style-name="P30"><text:span text:style-name="T22">tutelle à la</text:span><text:span text:style-name="T30"><text:s/></text:span><text:span text:style-name="T22">personne</text:span></text:p>
                </text:list-item>
                <text:list-item>
                  <text:p text:style-name="P30"><text:span text:style-name="T22">tutelle aux</text:span><text:span text:style-name="T29"><text:s/></text:span><text:span text:style-name="T22">biens</text:span></text:p>
                </text:list-item>
                <text:list-item>
                  <text:p text:style-name="P31"><text:span text:style-name="T22">tutelle aux biens et à la</text:span><text:span text:style-name="T35"><text:s/></text:span><text:span text:style-name="T22">personne</text:span></text:p>
                </text:list-item>
              </text:list>
            </text:list-item>
          </text:list>
        </text:list-item>
      </text:list>
      <text:p text:style-name="P34"/>
      <text:list text:style-name="L4">
        <text:list-item>
          <text:p text:style-name="P35"><text:span text:style-name="T1">code_postal</text:span><text:span text:style-name="T36"><text:s/></text:span><text:span text:style-name="T37">:</text:span></text:p>
        </text:list-item>
      </text:list>
      <text:p text:style-name="P6"/>
      <text:list text:style-name="L5">
        <text:list-item>
          <text:list>
            <text:list-item>
              <text:p text:style-name="P26"><text:span text:style-name="T18"/><text:span text:style-name="T19">Définition</text:span><text:span text:style-name="T18">: </text:span>code postal du lieu de vie du<text:span text:style-name="T38"><text:s/></text:span>majeur.</text:p>
            </text:list-item>
            <text:list-item>
              <text:p text:style-name="P27"><text:span text:style-name="T1">Donnée</text:span><text:span text:style-name="T21"><text:s/></text:span><text:span text:style-name="T1">obligatoire</text:span></text:p>
            </text:list-item>
            <text:list-item>
              <text:p text:style-name="P24"><text:span text:style-name="T18"/><text:span text:style-name="T19">Format:</text:span><text:span text:style-name="T18"><text:s/></text:span>doit être au format nombre <text:span text:style-name="T22">(Exemple :</text:span><text:span text:style-name="T23"><text:s/></text:span><text:span text:style-name="T22">75001)</text:span></text:p>
            </text:list-item>
          </text:list>
        </text:list-item>
      </text:list>
      <text:p text:style-name="P36"/>
      <text:list text:style-name="L4">
        <text:list-item>
          <text:p text:style-name="P14"><text:span text:style-name="T1">ville</text:span><text:span text:style-name="T36"><text:s/></text:span><text:span text:style-name="T37">:</text:span></text:p>
        </text:list-item>
      </text:list>
      <text:p text:style-name="P6"/>
      <text:list text:style-name="L5">
        <text:list-item>
          <text:list>
            <text:list-item>
              <text:p text:style-name="P22"><text:span text:style-name="T18"/><text:span text:style-name="T19">Définition</text:span><text:span text:style-name="T18">: </text:span>ville du lieu de vie du majeur à inscrire en toute<text:span text:style-name="T39"><text:s/></text:span>lettre.</text:p>
            </text:list-item>
            <text:list-item>
              <text:p text:style-name="P23"><text:span text:style-name="T1">Donnée</text:span><text:span text:style-name="T21"><text:s/></text:span><text:span text:style-name="T1">obligatoire</text:span></text:p>
            </text:list-item>
            <text:list-item>
              <text:p text:style-name="P24"><text:span text:style-name="T18"/><text:span text:style-name="T19">Format:</text:span><text:span text:style-name="T18"><text:s/></text:span>(<text:span text:style-name="T22">Exemple</text:span><text:span text:style-name="T40"><text:s/></text:span><text:span text:style-name="T22">Paris)</text:span></text:p>
            </text:list-item>
          </text:list>
        </text:list-item>
      </text:list>
      <text:p text:style-name="P25"/>
      <text:list text:style-name="L4">
        <text:list-item>
          <text:p text:style-name="P14"><text:span text:style-name="T1">civilite</text:span><text:span text:style-name="T36"><text:s/></text:span><text:span text:style-name="T37">:</text:span></text:p>
        </text:list-item>
      </text:list>
      <text:p text:style-name="P6"/>
      <text:list text:style-name="L5">
        <text:list-item>
          <text:list>
            <text:list-item>
              <text:p text:style-name="P26"><text:span text:style-name="T18"/><text:span text:style-name="T19">Définition</text:span><text:span text:style-name="T18">: </text:span>genre du<text:span text:style-name="T41"><text:s/></text:span>majeur</text:p>
            </text:list-item>
            <text:list-item>
              <text:p text:style-name="P27"><text:span text:style-name="T1">Donnée</text:span><text:span text:style-name="T21"><text:s/></text:span><text:span text:style-name="T1">obligatoire</text:span></text:p>
            </text:list-item>
            <text:list-item>
              <text:p text:style-name="P24"><text:span text:style-name="T18"/><text:span text:style-name="T19">Format:</text:span><text:span text:style-name="T18"><text:s/></text:span>F ou H (Femme /<text:span text:style-name="T42"><text:s/></text:span>Homme)</text:p>
            </text:list-item>
          </text:list>
        </text:list-item>
      </text:list>
      <text:p text:style-name="P25"/>
      <text:list text:style-name="L4">
        <text:list-item>
          <text:p text:style-name="P14"><text:span text:style-name="T1">annee</text:span><text:span text:style-name="T36"><text:s/></text:span><text:span text:style-name="T37">:</text:span></text:p>
        </text:list-item>
      </text:list>
      <text:p text:style-name="P6"/>
      <text:list text:style-name="L5">
        <text:list-item>
          <text:list>
            <text:list-item>
              <text:p text:style-name="P26"><text:span text:style-name="T18"/><text:span text:style-name="T19">Définition</text:span><text:span text:style-name="T18">: </text:span>année de naissance du<text:span text:style-name="T43"><text:s/></text:span>majeur</text:p>
            </text:list-item>
            <text:list-item>
              <text:p text:style-name="P27"><text:span text:style-name="T1">Donnée</text:span><text:span text:style-name="T21"><text:s/></text:span><text:span text:style-name="T1">obligatoire</text:span></text:p>
            </text:list-item>
            <text:list-item>
              <text:p text:style-name="P24"><text:span text:style-name="T18"/><text:span text:style-name="T19">Format:</text:span><text:span text:style-name="T18"><text:s/></text:span>doit être au format sous format AAAA <text:span text:style-name="T22">(Exemple :</text:span><text:span text:style-name="T35"><text:s/></text:span><text:span text:style-name="T22">1982)</text:span></text:p>
            </text:list-item>
          </text:list>
        </text:list-item>
      </text:list>
      <text:p text:style-name="P6"/>
      <text:list text:style-name="L4">
        <text:list-item>
          <text:p text:style-name="P14"><text:span text:style-name="T1">numero_rg</text:span><text:span text:style-name="T36"><text:s/></text:span><text:span text:style-name="T37">:</text:span></text:p>
        </text:list-item>
      </text:list>
      <text:p text:style-name="P25"/>
      <text:list text:style-name="L5">
        <text:list-item>
          <text:list>
            <text:list-item>
              <text:p text:style-name="P26"><text:span text:style-name="T18"/><text:span text:style-name="T19">Définition</text:span><text:span text:style-name="T18">: </text:span>numéro RG de la<text:span text:style-name="T43"><text:s/></text:span>mesure</text:p>
            </text:list-item>
            <text:list-item>
              <text:p text:style-name="P37"><text:span text:style-name="T1">Donnée</text:span><text:span text:style-name="T21"><text:s/></text:span><text:span text:style-name="T1">obligatoire</text:span></text:p>
            </text:list-item>
            <text:list-item>
              <text:p text:style-name="P26"><text:span text:style-name="T18"/><text:span text:style-name="T19">Format: </text:span><text:span text:style-name="T27">Un numéro RG valide se compose de 8 caractères alphanumériques majuscules (normalement 2 chiffres, suivi d'une lettre, puis de 5 chiffres). Nous vous recommandons de préfixer votre numéro RG d'un 0 si vous disposez de moins de 8 caractères.</text:span></text:p>
            </text:list-item>
          </text:list>
        </text:list-item>
      </text:list>
      <text:p text:style-name="P25"/>
      <text:list text:style-name="L4">
        <text:list-item>
          <text:p text:style-name="P14"><text:span text:style-name="T1">numero_dossier</text:span><text:span text:style-name="T44"><text:s/></text:span><text:span text:style-name="T37">:</text:span></text:p>
        </text:list-item>
      </text:list>
      <text:p text:style-name="P25"/>
      <text:list text:style-name="L5">
        <text:list-item>
          <text:list>
            <text:list-item>
              <text:p text:style-name="P26"><text:span text:style-name="T18"/><text:span text:style-name="T19">Définition</text:span><text:span text:style-name="T18">: </text:span>numéro de dossier attribué à une mesure. Ce numéro est interne au fonctionnement<text:span text:style-name="T45"><text:s/></text:span>du</text:p>
            </text:list-item>
            <text:list-item>
              <text:p text:style-name="P38"><text:span text:style-name="T1">Donnée</text:span><text:span text:style-name="T21"><text:s/></text:span><text:span text:style-name="T1">facultative</text:span></text:p>
            </text:list-item>
          </text:list>
        </text:list-item>
      </text:list>
      <text:p text:style-name="P36"/>
      <text:list text:style-name="L4">
        <text:list-item>
          <text:p text:style-name="P14"><text:span text:style-name="T1">residence</text:span><text:span text:style-name="T36"><text:s/></text:span><text:span text:style-name="T37">:</text:span></text:p>
        </text:list-item>
      </text:list>
      <text:p text:style-name="P6"/>
      <text:list text:style-name="L6">
        <text:list-item>
          <text:list>
            <text:list-item>
              <text:p text:style-name="P39"><text:span text:style-name="T18"/><text:span text:style-name="T19">Définition</text:span><text:span text:style-name="T18">: </text:span>lieu de résidence du majeur<text:span text:style-name="T43"><text:s/></text:span>protégé</text:p>
            </text:list-item>
            <text:list-item>
              <text:p text:style-name="P40"><text:span text:style-name="T1">Donnée</text:span><text:span text:style-name="T21"><text:s/></text:span><text:span text:style-name="T1">obligatoire</text:span></text:p>
            </text:list-item>
            <text:list-item>
              <text:p text:style-name="P41"><text:span text:style-name="T27">Valeurs acceptées</text:span><text:span text:style-name="T28"><text:s/></text:span><text:span text:style-name="T27">:</text:span></text:p>
              <text:list>
                <text:list-item>
                  <text:p text:style-name="P42"><text:span text:style-name="T22"/><text:span text:style-name="T46">domicile</text:span></text:p>
                </text:list-item>
                <text:list-item>
                  <text:p text:style-name="P30"><text:span text:style-name="T22">en</text:span><text:span text:style-name="T32"><text:s/></text:span><text:span text:style-name="T22">établissement</text:span></text:p>
                </text:list-item>
                <text:list-item>
                  <text:p text:style-name="P30"><text:span text:style-name="T22">en établissement avec conservation du</text:span><text:span text:style-name="T34"><text:s/></text:span><text:span text:style-name="T22">domicile</text:span></text:p>
                </text:list-item>
                <text:list-item>
                  <text:p text:style-name="P31"><text:span text:style-name="T22">sdf</text:span></text:p>
                </text:list-item>
              </text:list>
            </text:list-item>
          </text:list>
        </text:list-item>
        <text:list-item>
          <text:p text:style-name="P43"><text:span text:style-name="T1">tribunal_siret</text:span><text:span text:style-name="T37">:</text:span></text:p>
        </text:list-item>
      </text:list>
      <text:p text:style-name="P6"/>
      <text:list text:style-name="L5">
        <text:list-item>
          <text:list>
            <text:list-item>
              <text:p text:style-name="P22"><text:span text:style-name="T18"/><text:span text:style-name="T19">Définition</text:span><text:span text:style-name="T18">: </text:span>SIRET du tribunal d’attribution de la<text:span text:style-name="T47"><text:s/></text:span>mesure</text:p>
            </text:list-item>
            <text:list-item>
              <text:p text:style-name="P37"><text:span text:style-name="T1">Donnée</text:span><text:span text:style-name="T21"><text:s/></text:span><text:span text:style-name="T1">obligatoire</text:span></text:p>
            </text:list-item>
          </text:list>
        </text:list-item>
      </text:list>
      <text:p text:style-name="P44"/>
      <text:list text:style-name="L4">
        <text:list-item>
          <text:p text:style-name="P14"><text:span text:style-name="T1">tribunal_cabinet</text:span><text:span text:style-name="T37">:</text:span></text:p>
        </text:list-item>
      </text:list>
      <text:p text:style-name="P6"/>
      <text:list text:style-name="L5">
        <text:list-item>
          <text:list>
            <text:list-item>
              <text:p text:style-name="P26"><text:span text:style-name="T18"/><text:span text:style-name="T19">Définition</text:span><text:span text:style-name="T18">: </text:span>cabinet du<text:span text:style-name="T14"><text:s/></text:span>tribunal</text:p>
            </text:list-item>
            <text:list-item>
              <text:p text:style-name="P38"><text:span text:style-name="T1">Donnée</text:span><text:span text:style-name="T21"><text:s/></text:span><text:span text:style-name="T1">facultative</text:span></text:p>
            </text:list-item>
          </text:list>
        </text:list-item>
      </text:list>
      <text:p text:style-name="P45"/>
      <text:list text:style-name="L4">
        <text:list-item>
          <text:p text:style-name="P46"><text:span text:style-name="T1">antenne</text:span><text:span text:style-name="T37">:</text:span></text:p>
        </text:list-item>
      </text:list>
      <text:p text:style-name="P6"/>
      <text:list text:style-name="L5">
        <text:list-item>
          <text:list>
            <text:list-item>
              <text:p text:style-name="P26"><text:span text:style-name="T18"/><text:span text:style-name="T19">Définition</text:span><text:span text:style-name="T18">: </text:span>Nom de l’antenne dans le cas d’un service avec des<text:span text:style-name="T39"><text:s/></text:span>antennes</text:p>
            </text:list-item>
            <text:list-item>
              <text:p text:style-name="P38"><text:span text:style-name="T1">Donnée</text:span><text:span text:style-name="T21"><text:s/></text:span><text:span text:style-name="T1">facultative</text:span></text:p>
            </text:list-item>
          </text:list>
        </text:list-item>
      </text:list>
      <text:p text:style-name="P25"/>
      <text:p text:style-name="P47">Notre équipe reste à votre disposition si vous souhaitez échanger ou si avez besoins d’informations complémentaires via notre boîte mail de support <text:a xlink:type="simple" xlink:href="mailto:support.emjpm@fabrique.social.gouv.fr"><text:span text:style-name="T48">support.emjpm@fabrique.social.gouv.fr</text:span></text:a></text:p>
      <text:p text:style-name="P48">L’équipe eMJ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  <dc:title>Microsoft Word - Notice_d_utilisation_de_l_import_v20200514.docx</dc:title>
  </office:meta>
</office:document-meta>
</file>